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8e37" officeooo:paragraph-rsid="00078e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de procédure </text:p>
      <text:p text:style-name="P1">Youtrack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2T14:00:27.631000000</meta:creation-date>
    <dc:date>2022-10-12T20:58:40.844000000</dc:date>
    <meta:editing-duration>PT6H17M32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" meta:word-count="4" meta:character-count="27" meta:non-whitespace-character-count="24"/>
  </office:meta>
</office:document-meta>
</file>